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/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/>
    <style:style style:name="T11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6" style:family="text"/>
    <style:style style:name="T11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8" style:family="text"/>
    <style:style style:name="T11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0" style:family="text"/>
    <style:style style:name="T11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2" style:family="text"/>
    <style:style style:name="T11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4" style:family="text"/>
    <style:style style:name="T11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6" style:family="text"/>
    <style:style style:name="T11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18" style:family="text"/>
    <style:style style:name="T11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20" style:family="text"/>
    <style:style style:name="T11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22" style:family="text"/>
    <style:style style:name="T11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24" style:family="text"/>
    <style:style style:name="T11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26" style:family="text"/>
    <style:style style:name="T11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28" style:family="text"/>
    <style:style style:name="T11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0" style:family="text"/>
    <style:style style:name="T11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2" style:family="text"/>
    <style:style style:name="T11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4" style:family="text"/>
    <style:style style:name="T11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Theme</text:span><text:span text:style-name="T1_2"><text:s/></text:span><text:span text:style-name="T1_3">Multiclassing</text:span></text:p>
      <text:p text:style-name="P2"><text:span text:style-name="T2_1">This</text:span><text:span text:style-name="T2_2"><text:s/>.</text:span><text:span text:style-name="T2_3">part</text:span><text:span text:style-name="T2_4"><text:s/></text:span><text:span text:style-name="T2_5">currently</text:span><text:span text:style-name="T2_6"><text:s/></text:span><text:span text:style-name="T2_7">supports</text:span><text:span text:style-name="T2_8"><text:s/></text:span><text:span text:style-name="T2_9">Theme</text:span><text:span text:style-name="T2_10"><text:s/></text:span><text:span text:style-name="T2_11">multiclassing</text:span><text:span text:style-name="T2_12"><text:s/></text:span><text:span text:style-name="T2_13">for</text:span><text:span text:style-name="T2_14"><text:s/></text:span><text:span text:style-name="T2_15">the</text:span><text:span text:style-name="T2_16"><text:s/></text:span><text:span text:style-name="T2_17">following</text:span><text:span text:style-name="T2_18"><text:s/></text:span><text:span text:style-name="T2_19">classes</text:span><text:span text:style-name="T2_20">:</text:span></text:p>
      <text:p text:style-name="P3"><text:span text:style-name="T3_1">Rogue</text:span><text:span text:style-name="T3_2"><text:s/>-<text:s/></text:span><text:span text:style-name="T3_3">Mugger</text:span></text:p>
      <text:p text:style-name="P4"><text:span text:style-name="T4_1">Cleric</text:span><text:span text:style-name="T4_2"><text:s/>-<text:s/></text:span><text:span text:style-name="T4_3">Vicar</text:span></text:p>
      <text:p text:style-name="P5"><text:span text:style-name="T5_1">Wizard</text:span><text:span text:style-name="T5_2"><text:s/>-<text:s/></text:span><text:span text:style-name="T5_3">Apprentice</text:span></text:p>
      <text:p text:style-name="P6"><text:span text:style-name="T6_1">Fighter</text:span><text:span text:style-name="T6_2"><text:s/>-<text:s/></text:span><text:span text:style-name="T6_3">Warrior</text:span><text:span text:style-name="T6_4"><text:s/>(</text:span><text:span text:style-name="T6_5">weapons</text:span><text:span text:style-name="T6_6">)<text:s/></text:span><text:span text:style-name="T6_7">AND</text:span><text:span text:style-name="T6_8"><text:s/></text:span><text:span text:style-name="T6_9">Pugilist</text:span><text:span text:style-name="T6_10"><text:s/>(</text:span><text:span text:style-name="T6_11">grappler</text:span><text:span text:style-name="T6_12">)</text:span></text:p>
      <text:p text:style-name="P7"><text:span text:style-name="T7_1">Warlord</text:span><text:span text:style-name="T7_2"><text:s/>-<text:s/></text:span><text:span text:style-name="T7_3">Seargent</text:span></text:p>
      <text:p text:style-name="P8"><text:span text:style-name="T8_1">Sorcerer</text:span><text:span text:style-name="T8_2"><text:s/>-<text:s/></text:span><text:span text:style-name="T8_3">Thaumaturge</text:span></text:p>
      <text:p text:style-name="P9"><text:span text:style-name="T9_1">Bard</text:span><text:span text:style-name="T9_2"><text:s/>-<text:s/></text:span><text:span text:style-name="T9_3">Charming</text:span><text:span text:style-name="T9_4"><text:s/></text:span><text:span text:style-name="T9_5">Rake</text:span></text:p>
      <text:p text:style-name="P10"/>
      <text:p text:style-name="P11"><text:span text:style-name="T11_1">See</text:span><text:span text:style-name="T11_2"><text:a xlink:type="simple" xlink:href="http://www.google.com/url?q=http%3A%2F%2Fat-will.omnivangelist.net%2F2011%2F03%2Fmulticlassing-2-0-hypothesis-detailed%2F&amp;sa=D&amp;sntz=1&amp;usg=AFQjCNF1LGDulHaRag2SbJHWnpbNgtyjNQ"><text:span text:style-name="T11_3"><text:s/></text:span></text:a></text:span><text:span text:style-name="T11_4"><text:a xlink:type="simple" xlink:href="http://www.google.com/url?q=http%3A%2F%2Fat-will.omnivangelist.net%2F2011%2F03%2Fmulticlassing-2-0-hypothesis-detailed%2F&amp;sa=D&amp;sntz=1&amp;usg=AFQjCNF1LGDulHaRag2SbJHWnpbNgtyjNQ"><text:span text:style-name="T11_5">http</text:span></text:a></text:span><text:span text:style-name="T11_6"><text:a xlink:type="simple" xlink:href="http://www.google.com/url?q=http%3A%2F%2Fat-will.omnivangelist.net%2F2011%2F03%2Fmulticlassing-2-0-hypothesis-detailed%2F&amp;sa=D&amp;sntz=1&amp;usg=AFQjCNF1LGDulHaRag2SbJHWnpbNgtyjNQ"><text:span text:style-name="T11_7">://</text:span></text:a></text:span><text:span text:style-name="T11_8"><text:a xlink:type="simple" xlink:href="http://www.google.com/url?q=http%3A%2F%2Fat-will.omnivangelist.net%2F2011%2F03%2Fmulticlassing-2-0-hypothesis-detailed%2F&amp;sa=D&amp;sntz=1&amp;usg=AFQjCNF1LGDulHaRag2SbJHWnpbNgtyjNQ"><text:span text:style-name="T11_9">at</text:span></text:a></text:span><text:span text:style-name="T11_10"><text:a xlink:type="simple" xlink:href="http://www.google.com/url?q=http%3A%2F%2Fat-will.omnivangelist.net%2F2011%2F03%2Fmulticlassing-2-0-hypothesis-detailed%2F&amp;sa=D&amp;sntz=1&amp;usg=AFQjCNF1LGDulHaRag2SbJHWnpbNgtyjNQ"><text:span text:style-name="T11_11">-</text:span></text:a></text:span><text:span text:style-name="T11_12"><text:a xlink:type="simple" xlink:href="http://www.google.com/url?q=http%3A%2F%2Fat-will.omnivangelist.net%2F2011%2F03%2Fmulticlassing-2-0-hypothesis-detailed%2F&amp;sa=D&amp;sntz=1&amp;usg=AFQjCNF1LGDulHaRag2SbJHWnpbNgtyjNQ"><text:span text:style-name="T11_13">will</text:span></text:a></text:span><text:span text:style-name="T11_14"><text:a xlink:type="simple" xlink:href="http://www.google.com/url?q=http%3A%2F%2Fat-will.omnivangelist.net%2F2011%2F03%2Fmulticlassing-2-0-hypothesis-detailed%2F&amp;sa=D&amp;sntz=1&amp;usg=AFQjCNF1LGDulHaRag2SbJHWnpbNgtyjNQ"><text:span text:style-name="T11_15">.</text:span></text:a></text:span><text:span text:style-name="T11_16"><text:a xlink:type="simple" xlink:href="http://www.google.com/url?q=http%3A%2F%2Fat-will.omnivangelist.net%2F2011%2F03%2Fmulticlassing-2-0-hypothesis-detailed%2F&amp;sa=D&amp;sntz=1&amp;usg=AFQjCNF1LGDulHaRag2SbJHWnpbNgtyjNQ"><text:span text:style-name="T11_17">omnivangelist</text:span></text:a></text:span><text:span text:style-name="T11_18"><text:a xlink:type="simple" xlink:href="http://www.google.com/url?q=http%3A%2F%2Fat-will.omnivangelist.net%2F2011%2F03%2Fmulticlassing-2-0-hypothesis-detailed%2F&amp;sa=D&amp;sntz=1&amp;usg=AFQjCNF1LGDulHaRag2SbJHWnpbNgtyjNQ"><text:span text:style-name="T11_19">.</text:span></text:a></text:span><text:span text:style-name="T11_20"><text:a xlink:type="simple" xlink:href="http://www.google.com/url?q=http%3A%2F%2Fat-will.omnivangelist.net%2F2011%2F03%2Fmulticlassing-2-0-hypothesis-detailed%2F&amp;sa=D&amp;sntz=1&amp;usg=AFQjCNF1LGDulHaRag2SbJHWnpbNgtyjNQ"><text:span text:style-name="T11_21">net</text:span></text:a></text:span><text:span text:style-name="T11_22"><text:a xlink:type="simple" xlink:href="http://www.google.com/url?q=http%3A%2F%2Fat-will.omnivangelist.net%2F2011%2F03%2Fmulticlassing-2-0-hypothesis-detailed%2F&amp;sa=D&amp;sntz=1&amp;usg=AFQjCNF1LGDulHaRag2SbJHWnpbNgtyjNQ"><text:span text:style-name="T11_23">/2011/03/</text:span></text:a></text:span><text:span text:style-name="T11_24"><text:a xlink:type="simple" xlink:href="http://www.google.com/url?q=http%3A%2F%2Fat-will.omnivangelist.net%2F2011%2F03%2Fmulticlassing-2-0-hypothesis-detailed%2F&amp;sa=D&amp;sntz=1&amp;usg=AFQjCNF1LGDulHaRag2SbJHWnpbNgtyjNQ"><text:span text:style-name="T11_25">multiclassing</text:span></text:a></text:span><text:span text:style-name="T11_26"><text:a xlink:type="simple" xlink:href="http://www.google.com/url?q=http%3A%2F%2Fat-will.omnivangelist.net%2F2011%2F03%2Fmulticlassing-2-0-hypothesis-detailed%2F&amp;sa=D&amp;sntz=1&amp;usg=AFQjCNF1LGDulHaRag2SbJHWnpbNgtyjNQ"><text:span text:style-name="T11_27">-2-0-</text:span></text:a></text:span><text:span text:style-name="T11_28"><text:a xlink:type="simple" xlink:href="http://www.google.com/url?q=http%3A%2F%2Fat-will.omnivangelist.net%2F2011%2F03%2Fmulticlassing-2-0-hypothesis-detailed%2F&amp;sa=D&amp;sntz=1&amp;usg=AFQjCNF1LGDulHaRag2SbJHWnpbNgtyjNQ"><text:span text:style-name="T11_29">hypothesis</text:span></text:a></text:span><text:span text:style-name="T11_30"><text:a xlink:type="simple" xlink:href="http://www.google.com/url?q=http%3A%2F%2Fat-will.omnivangelist.net%2F2011%2F03%2Fmulticlassing-2-0-hypothesis-detailed%2F&amp;sa=D&amp;sntz=1&amp;usg=AFQjCNF1LGDulHaRag2SbJHWnpbNgtyjNQ"><text:span text:style-name="T11_31">-</text:span></text:a></text:span><text:span text:style-name="T11_32"><text:a xlink:type="simple" xlink:href="http://www.google.com/url?q=http%3A%2F%2Fat-will.omnivangelist.net%2F2011%2F03%2Fmulticlassing-2-0-hypothesis-detailed%2F&amp;sa=D&amp;sntz=1&amp;usg=AFQjCNF1LGDulHaRag2SbJHWnpbNgtyjNQ"><text:span text:style-name="T11_33">detailed</text:span></text:a></text:span><text:span text:style-name="T11_34"><text:a xlink:type="simple" xlink:href="http://www.google.com/url?q=http%3A%2F%2Fat-will.omnivangelist.net%2F2011%2F03%2Fmulticlassing-2-0-hypothesis-detailed%2F&amp;sa=D&amp;sntz=1&amp;usg=AFQjCNF1LGDulHaRag2SbJHWnpbNgtyjNQ"><text:span text:style-name="T11_35">/</text:span></text:a></text:span><text:span text:style-name="T11_36"><text:s/></text:span><text:span text:style-name="T11_37">for</text:span><text:span text:style-name="T11_38"><text:s/></text:span><text:span text:style-name="T11_39">more</text:span><text:span text:style-name="T11_40"><text:s/></text:span><text:span text:style-name="T11_41">detail</text:span><text:span text:style-name="T11_42"><text:s/></text:span><text:span text:style-name="T11_43">on</text:span><text:span text:style-name="T11_44"><text:s/></text:span><text:span text:style-name="T11_45">how</text:span><text:span text:style-name="T11_46"><text:s/></text:span><text:span text:style-name="T11_47">Theme</text:span><text:span text:style-name="T11_48"><text:s/></text:span><text:span text:style-name="T11_49">multiclassing</text:span><text:span text:style-name="T11_50"><text:s/></text:span><text:span text:style-name="T11_51">works</text:span><text:span text:style-name="T11_52">.<text:s/>(</text:span><text:span text:style-name="T11_53">Currently</text:span><text:span text:style-name="T11_54">,<text:s/></text:span><text:span text:style-name="T11_55">the</text:span><text:span text:style-name="T11_56"><text:s/>1</text:span><text:span text:style-name="T11_57">st</text:span><text:span text:style-name="T11_58">-</text:span><text:span text:style-name="T11_59">level</text:span><text:span text:style-name="T11_60"><text:s/></text:span><text:span text:style-name="T11_61">power</text:span><text:span text:style-name="T11_62"><text:s/></text:span><text:span text:style-name="T11_63">swap</text:span><text:span text:style-name="T11_64"><text:s/></text:span><text:span text:style-name="T11_65">option</text:span><text:span text:style-name="T11_66"><text:s/></text:span><text:span text:style-name="T11_67">as</text:span><text:span text:style-name="T11_68"><text:s/></text:span><text:span text:style-name="T11_69">detailed</text:span><text:span text:style-name="T11_70"><text:s/></text:span><text:span text:style-name="T11_71">on</text:span><text:span text:style-name="T11_72"><text:s/></text:span><text:span text:style-name="T11_73">the</text:span><text:span text:style-name="T11_74"><text:s/></text:span><text:span text:style-name="T11_75">blog</text:span><text:span text:style-name="T11_76"><text:s/></text:span><text:span text:style-name="T11_77">is</text:span><text:span text:style-name="T11_78"><text:s/></text:span><text:span text:style-name="T11_79">not</text:span><text:span text:style-name="T11_80"><text:s/></text:span><text:span text:style-name="T11_81">available</text:span><text:span text:style-name="T11_82">.<text:s/></text:span><text:span text:style-name="T11_83">I</text:span><text:span text:style-name="T11_84"><text:s/></text:span><text:span text:style-name="T11_85">hope</text:span><text:span text:style-name="T11_86"><text:s/></text:span><text:span text:style-name="T11_87">to</text:span><text:span text:style-name="T11_88"><text:s/></text:span><text:span text:style-name="T11_89">figure</text:span><text:span text:style-name="T11_90"><text:s/></text:span><text:span text:style-name="T11_91">out</text:span><text:span text:style-name="T11_92"><text:s/></text:span><text:span text:style-name="T11_93">how</text:span><text:span text:style-name="T11_94"><text:s/></text:span><text:span text:style-name="T11_95">to</text:span><text:span text:style-name="T11_96"><text:s/></text:span><text:span text:style-name="T11_97">do</text:span><text:span text:style-name="T11_98"><text:s/></text:span><text:span text:style-name="T11_99">this</text:span><text:span text:style-name="T11_100"><text:s/></text:span><text:span text:style-name="T11_101">as</text:span><text:span text:style-name="T11_102"><text:s/></text:span><text:span text:style-name="T11_103">I</text:span><text:span text:style-name="T11_104"><text:s/></text:span><text:span text:style-name="T11_105">add</text:span><text:span text:style-name="T11_106"><text:s/></text:span><text:span text:style-name="T11_107">more</text:span><text:span text:style-name="T11_108"><text:s/></text:span><text:span text:style-name="T11_109">class</text:span><text:span text:style-name="T11_110"><text:s/></text:span><text:span text:style-name="T11_111">options</text:span><text:span text:style-name="T11_112">.)</text:span></text:p>
      <text:p text:style-name="P12"/>
      <text:p text:style-name="P13"/>
      <text:p text:style-name="P14"><text:span text:style-name="T14_1">Bonus</text:span></text:p>
      <text:p text:style-name="P15"><text:span text:style-name="T15_1">Aberrant</text:span><text:span text:style-name="T15_2"><text:s/></text:span><text:span text:style-name="T15_3">Manifester</text:span><text:span text:style-name="T15_4"><text:s/>-<text:s/></text:span><text:span text:style-name="T15_5">A</text:span><text:span text:style-name="T15_6"><text:s/></text:span><text:span text:style-name="T15_7">bloodline</text:span><text:span text:style-name="T15_8"><text:s/></text:span><text:span text:style-name="T15_9">Theme</text:span><text:span text:style-name="T15_10"><text:s/></text:span><text:span text:style-name="T15_11">derived</text:span><text:span text:style-name="T15_12"><text:s/></text:span><text:span text:style-name="T15_13">from</text:span><text:span text:style-name="T15_14"><text:s/></text:span><text:span text:style-name="T15_15">Silent</text:span><text:span text:style-name="T15_16">7<text:s/></text:span><text:span text:style-name="T15_17">Games</text:span><text:span text:style-name="T15_18">’<text:s/></text:span><text:span text:style-name="T15_19">Aberrant</text:span><text:span text:style-name="T15_20"><text:s/></text:span><text:span text:style-name="T15_21">Blood</text:span><text:span text:style-name="T15_22"><text:s/></text:span><text:span text:style-name="T15_23">Sorcerer</text:span><text:span text:style-name="T15_24">.<text:s/></text:span><text:span text:style-name="T15_25">The</text:span><text:span text:style-name="T15_26"><text:s/></text:span><text:span text:style-name="T15_27">build</text:span><text:span text:style-name="T15_28"><text:s/></text:span><text:span text:style-name="T15_29">is</text:span><text:span text:style-name="T15_30"><text:s/></text:span><text:span text:style-name="T15_31">honestly</text:span><text:span text:style-name="T15_32"><text:s/></text:span><text:span text:style-name="T15_33">too</text:span><text:span text:style-name="T15_34"><text:s/></text:span><text:span text:style-name="T15_35">small</text:span><text:span text:style-name="T15_36"><text:s/></text:span><text:span text:style-name="T15_37">to</text:span><text:span text:style-name="T15_38"><text:s/></text:span><text:span text:style-name="T15_39">stand</text:span><text:span text:style-name="T15_40"><text:s/></text:span><text:span text:style-name="T15_41">on</text:span><text:span text:style-name="T15_42"><text:s/></text:span><text:span text:style-name="T15_43">its</text:span><text:span text:style-name="T15_44"><text:s/></text:span><text:span text:style-name="T15_45">own</text:span><text:span text:style-name="T15_46">,<text:s/></text:span><text:span text:style-name="T15_47">but</text:span><text:span text:style-name="T15_48"><text:s/></text:span><text:span text:style-name="T15_49">makes</text:span><text:span text:style-name="T15_50"><text:s/></text:span><text:span text:style-name="T15_51">a</text:span><text:span text:style-name="T15_52"><text:s/></text:span><text:span text:style-name="T15_53">great</text:span><text:span text:style-name="T15_54"><text:s/></text:span><text:span text:style-name="T15_55">Theme</text:span><text:span text:style-name="T15_56">!</text:span></text:p>
      <text:p text:style-name="P16"/>
      <text:p text:style-name="P17"><text:span text:style-name="T17_1">-</text:span><text:span text:style-name="T17_2">Ryven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